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paragraph-properties fo:text-align="center" style:justify-single-word="false"/>
      <style:text-properties fo:language="ru" fo:country="RU"/>
    </style:style>
    <style:style style:name="P7" style:family="paragraph" style:parent-style-name="Text_20_body">
      <style:paragraph-properties fo:text-align="start" style:justify-single-word="false"/>
      <style:text-properties fo:language="ru" fo:country="RU"/>
    </style:style>
    <style:style style:name="P8" style:family="paragraph" style:parent-style-name="Text_20_body">
      <style:text-properties style:font-name="Times New Roman" fo:language="ru" fo:country="RU"/>
    </style:style>
    <style:style style:name="P9" style:family="paragraph" style:parent-style-name="Text_20_body">
      <style:paragraph-properties fo:text-align="start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Text_20_body">
      <style:text-properties style:font-name="Times New Roman" fo:language="en" fo:country="US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 style:list-style-name="L1">
      <style:paragraph-properties fo:text-align="start" style:justify-single-word="false"/>
    </style:style>
    <style:style style:name="P13" style:family="paragraph" style:parent-style-name="Text_20_body" style:list-style-name="L2">
      <style:text-properties style:font-name="Times New Roman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4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51cm" draw:z-index="3"><draw:image xlink:href="../../odt/images/0022.png" xlink:type="simple" xlink:show="embed" xlink:actuate="onLoad"/></draw:frame></text:p>
          </table:table-cell>
          <table:table-cell table:style-name="Table1.B1" office:value-type="string">
            <text:h text:style-name="P4" text:outline-level="1">Запаковка матрицы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8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19cm" draw:z-index="0"><draw:image xlink:href="../../odt/images/002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преобразование <text:span text:style-name="T12">нескольких</text:span> входных <text:span text:style-name="T9">векторных</text:span> сигналов в <text:span text:style-name="T11">один</text:span> <text:span text:style-name="T9">векторный</text:span> выходной сигнал согласно алгоритму:</text:p>
            <text:p text:style-name="P6"><draw:frame draw:style-name="fr3" draw:name="Объект1" text:anchor-type="as-char" svg:width="12.197cm" svg:height="2.7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6"><draw:frame draw:style-name="fr3" draw:name="Объект12" text:anchor-type="as-char" svg:width="11.712cm" svg:height="2.02cm" draw:z-index="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6">или</text:p>
            <text:p text:style-name="P6"><draw:frame draw:style-name="fr3" draw:name="Объект13" text:anchor-type="as-char" svg:width="12.076cm" svg:height="2.731cm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6"><draw:frame draw:style-name="fr3" draw:name="Объект2" text:anchor-type="as-char" svg:width="11.712cm" svg:height="2.0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7"><text:span text:style-name="T5">где</text:span><text:span text:style-name="T5"><draw:frame draw:style-name="fr3" draw:name="Объект3" text:anchor-type="as-char" svg:width="1.087cm" svg:height="0.56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векторный выходной сигнал,</text:span><text:span text:style-name="T5"><draw:frame draw:style-name="fr3" draw:name="Объект4" text:anchor-type="as-char" svg:width="1.148cm" svg:height="0.621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– векторные входные сигналы.</text:span></text:p>
            <text:p text:style-name="P7"><text:span text:style-name="T5">Входные векторы</text:span><text:span text:style-name="T5"><draw:frame draw:style-name="fr3" draw:name="Объект5" text:anchor-type="as-char" svg:width="1.148cm" svg:height="0.621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, интерпретируемые как </text:span><text:span text:style-name="T7">строки</text:span><text:span text:style-name="T5"> или </text:span><text:span text:style-name="T7">столбцы</text:span><text:span text:style-name="T5"> матрицы размера</text:span><text:span text:style-name="T5"><draw:frame draw:style-name="fr3" draw:name="Объект6" text:anchor-type="as-char" svg:width="1.916cm" svg:height="0.563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, преобразуются в </text:span><text:span text:style-name="T8">один</text:span><text:span text:style-name="T5"> векторный выход</text:span><text:span text:style-name="T5"><draw:frame draw:style-name="fr3" draw:name="Объект9" text:anchor-type="as-char" svg:width="1.087cm" svg:height="0.56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6">(</text:span><text:span text:style-name="T5">в зависимости от варианта запаковки: по </text:span><text:span text:style-name="T7">строкам</text:span><text:span text:style-name="T5"> или по </text:span><text:span text:style-name="T7">столбцам</text:span><text:span text:style-name="T6">).</text:span></text:p>
            <text:p text:style-name="P7"><text:span text:style-name="T8">Свойства</text:span><text:span text:style-name="T5">:</text:span></text:p>
            <text:list xml:id="list6231721170261789690" text:style-name="L1">
              <text:list-item>
                <text:p text:style-name="P12"><text:span text:style-name="T2">Число строк в матрице – </text:span><text:span text:style-name="T2"><draw:frame draw:style-name="fr3" draw:name="Объект10" text:anchor-type="as-char" svg:width="0.725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.</text:span></text:p>
              </text:list-item>
              <text:list-item>
                <text:p text:style-name="P12"><text:span text:style-name="T2">Число столбцов в матрице – </text:span><text:span text:style-name="T2"><draw:frame draw:style-name="fr3" draw:name="Объект11" text:anchor-type="as-char" svg:width="0.639cm" svg:height="0.54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.</text:span></text:p>
              </text:list-item>
              <text:list-item>
                <text:p text:style-name="P12"><text:span text:style-name="T2">Матрица распакована по – вариант «распаковки» матрицы входных сигналов (по </text:span><text:soft-page-break/><text:span text:style-name="T4">строкам</text:span><text:span text:style-name="T2"> или по </text:span><text:span text:style-name="T4">столбцам</text:span><text:span text:style-name="T2">).</text:span></text:p>
              </text:list-item>
              <text:list-item>
                <text:p text:style-name="P12"><text:span text:style-name="T2">Матрицу запаковать по – вариант «запаковки» выходного сигнала (по </text:span><text:span text:style-name="T4">строкам</text:span><text:span text:style-name="T2"> или по </text:span><text:span text:style-name="T4">столбцам</text:span><text:span text:style-name="T2">).</text:span></text:p>
              </text:list-item>
            </text:list>
            <text:p text:style-name="P11"><text:span text:style-name="T3">Примеры</text:span><text:span text:style-name="T1"> заполнения 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8"><text:span text:style-name="T1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8">[<text:span text:style-name="T17">2</text:span>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8">[<text:span text:style-name="T17">3</text:span>]</text:p>
                </table:table-cell>
              </table:table-row>
              <table:table-row>
                <table:table-cell table:style-name="Таблица1.A3" office:value-type="string">
                  <text:p text:style-name="P9">Матрица распакована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запаковать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1">Именованное</text:span><text:span text:style-name="T1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0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0">[nx]</text:p>
                </table:table-cell>
              </table:table-row>
              <table:table-row>
                <table:table-cell table:style-name="Таблица1.A3" office:value-type="string">
                  <text:p text:style-name="P9">Матрица распакована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запаковать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1">Смешанное</text:span><text:span text:style-name="T1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0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0">[5]</text:p>
                </table:table-cell>
              </table:table-row>
              <table:table-row>
                <table:table-cell table:style-name="Таблица1.A3" office:value-type="string">
                  <text:p text:style-name="P9">Матрица распакована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запаковать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</table:table>
            <text:p text:style-name="Text_20_body"><text:span text:style-name="T11">Примечания</text:span>:</text:p>
            <text:list xml:id="list5691525881455733744" text:style-name="L2">
              <text:list-item>
                <text:p text:style-name="P13">По умолчанию блок запаковывает два «двужильных» входных сигнала в матрицу размером <text:span text:style-name="T17">[</text:span>2х2<text:span text:style-name="T17">]</text:span>. При этом входные сигналы воспринимаются как строки матрицы и матрица запаковывается по строкам.</text:p>
              </text:list-item>
              <text:list-item>
                <text:p text:style-name="P14"><text:span text:style-name="T16">Именованные свойства задаются как </text:span><text:span text:style-name="T10">локальные</text:span><text:span text:style-name="T13"> переменные модели (или субмодели) во вкладке </text:span><text:span text:style-name="T10">Параметры</text:span><text:span text:style-name="T13"> или как глобальные сигналы проекта при </text:span><text:span text:style-name="T13">помощи пункта главного меню </text:span><text:span text:style-name="T10">Графика</text:span><text:span text:style-name="T13"> </text:span><text:span text:style-name="T14">→</text:span><text:span text:style-name="T13"> </text:span><text:span text:style-name="T10">Сигналы</text:span><text:span text:style-name="T13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аковка матрицы</dc:title>
    <dc:date>2012-03-30T20:16:16.33</dc:date>
    <meta:generator>OpenOffice_Beta/4.1.0$Win32 OpenOffice.org_project/410m14$Build-9760</meta:generator>
    <meta:editing-duration>PT4H38M43S</meta:editing-duration>
    <meta:editing-cycles>88</meta:editing-cycles>
    <meta:document-statistic meta:table-count="2" meta:image-count="2" meta:object-count="11" meta:page-count="3" meta:paragraph-count="56" meta:word-count="231" meta:character-count="156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2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2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>M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  <mi/>
      <mo stretchy="false">⇔</mo>
      <mi/>
      <mfenced open="[" close="]">
        <mrow>
          <mtable>
            <mtr>
              <mtd>
                <mrow>
                  <msub>
                    <mi>u</mi>
                    <mn>1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n>1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i>u</mi>
                    <mn>2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n>2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u</mi>
                    <mi mathvariant="italic">M1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fenced>
      <mi/>
      <mo stretchy="false">⇒</mo>
      <mi/>
    </mrow>
    <annotation encoding="StarMath 5.0">u(t) = left [ stack{
alignl u_1(t) = [u_11(t),... u_1N(t)] #
alignl u_2(t) = [u_21(t),... u_2N(t)] #
alignl . . . . . . . . . . . . . . . . . . #
alignl u_M(t) = [u_M1(t),... u_MN(t)]
}
right none
~ dlrarrow ~
left [ stack{
alignl u_11(t),... u_1N(t) #
alignl u_21(t),... u_2N(t) #
alignl . . . . . . . . . . . . . . . . . . #
alignl u_M1(t),... u_MN(t)
}
right ]
~drarrow~</annotation>
  </semantics>
</math>
</file>

<file path=Object 10/content.xml><?xml version="1.0" encoding="utf-8"?>
<math xmlns="http://www.w3.org/1998/Math/MathML">
  <semantics>
    <mrow>
      <mi>M</mi>
    </mrow>
    <annotation encoding="StarMath 5.0">M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i mathvariant="italic">или</mi>
                  </mrow>
                </mtd>
              </mtr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2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y(t) = left [ stack{
alignl u_11(t),... u_1N(t),u_21(t),... u_2N(t),u_M1(t),... u_MN(t) #
alignl или #
alignl u_11(t),... u_M1(t),u_12(t),... u_M2(t),u_1N(t),... u_MN(t)
}
right ]
</annotation>
  </semantics>
</math>
</file>

<file path=Object 13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2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>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  <mi/>
      <mo stretchy="false">⇔</mo>
      <mi/>
      <mfenced open="[" close="]">
        <mrow>
          <mtable>
            <mtr>
              <mtd>
                <mrow>
                  <msub>
                    <mi>u</mi>
                    <mn>1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1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i>u</mi>
                    <mn>1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2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u</mi>
                    <mn>1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fenced>
      <mi/>
      <mo stretchy="false">⇒</mo>
      <mi/>
    </mrow>
    <annotation encoding="StarMath 5.0">u(t) = left [ stack{
alignl u_1(t) = [u_11(t),... u_M1(t)] #
alignl u_2(t) = [u_12(t),... u_M2(t)] #
alignl . . . . . . . . . . . . . . . . . . #
alignl u_N(t) = [u_1N(t),... u_MN(t)]
}
right none
~ dlrarrow ~
left [ stack{
alignl u_11(t),... u_M1(t) #
alignl u_12(t),... u_M2(t) #
alignl . . . . . . . . . . . . . . . . . . #
alignl u_1N(t),... u_MN(t)
}
right ]
~drarrow~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i mathvariant="italic">или</mi>
                  </mrow>
                </mtd>
              </mtr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2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y(t) = left [ stack{
alignl u_11(t),... u_1N(t),u_21(t),... u_2N(t),u_M1(t),... u_MN(t) #
alignl или #
alignl u_11(t),... u_M1(t),u_12(t),... u_M2(t),u_1N(t),... u_MN(t)
}
right ]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5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6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